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Segoe UI" style:font-name-asian="Segoe UI" style:font-name-complex="Segoe UI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0430555555556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5.48569444444444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99861111111111cm"/>
    </style:style>
    <style:style style:name="co7" style:family="table-column">
      <style:table-column-properties fo:break-before="auto" style:column-width="2.62819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Last name</text:p>
          </table:table-cell>
          <table:table-cell office:value-type="string" table:style-name="ce1">
            <text:p>First name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Time taken</text:p>
          </table:table-cell>
          <table:table-cell office:value-type="string" table:style-name="ce1">
            <text:p>Grade/100.00</text:p>
          </table:table-cell>
          <table:table-cell office:value-type="string" table:style-name="ce1">
            <text:p>Q. 1 /10.00</text:p>
          </table:table-cell>
          <table:table-cell office:value-type="string" table:style-name="ce1">
            <text:p>Q. 2 /10.00</text:p>
          </table:table-cell>
          <table:table-cell office:value-type="string" table:style-name="ce1">
            <text:p>Q. 3 /10.00</text:p>
          </table:table-cell>
          <table:table-cell office:value-type="string" table:style-name="ce1">
            <text:p>Q. 4 /10.00</text:p>
          </table:table-cell>
          <table:table-cell office:value-type="string" table:style-name="ce1">
            <text:p>Q. 5 /10.00</text:p>
          </table:table-cell>
          <table:table-cell office:value-type="string" table:style-name="ce1">
            <text:p>Q. 6 /10.00</text:p>
          </table:table-cell>
          <table:table-cell office:value-type="string" table:style-name="ce1">
            <text:p>Q. 7 /10.00</text:p>
          </table:table-cell>
          <table:table-cell office:value-type="string" table:style-name="ce1">
            <text:p>Q. 8 /10.00</text:p>
          </table:table-cell>
          <table:table-cell office:value-type="string" table:style-name="ce1">
            <text:p>Q. 9 /10.00</text:p>
          </table:table-cell>
          <table:table-cell office:value-type="string" table:style-name="ce1">
            <text:p>Q. 10 /10.0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anumuri</text:p>
          </table:table-cell>
          <table:table-cell office:value-type="string" table:style-name="ce1">
            <text:p>lohitha</text:p>
          </table:table-cell>
          <table:table-cell office:value-type="string" table:style-name="ce1">
            <text:p>lohith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3 secs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R</text:p>
          </table:table-cell>
          <table:table-cell office:value-type="string" table:style-name="ce1">
            <text:p>Harika</text:p>
          </table:table-cell>
          <table:table-cell office:value-type="string" table:style-name="ce1">
            <text:p>abc2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16 secs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urgesh</text:p>
          </table:table-cell>
          <table:table-cell office:value-type="string" table:style-name="ce1">
            <text:p>eswar</text:p>
          </table:table-cell>
          <table:table-cell office:value-type="string" table:style-name="ce1">
            <text:p>eswa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1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mohansai</text:p>
          </table:table-cell>
          <table:table-cell office:value-type="string" table:style-name="ce1">
            <text:p>nunela</text:p>
          </table:table-cell>
          <table:table-cell office:value-type="string" table:style-name="ce1">
            <text:p>msnunela111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56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rohitha</text:p>
          </table:table-cell>
          <table:table-cell office:value-type="string" table:style-name="ce1">
            <text:p>chevuri</text:p>
          </table:table-cell>
          <table:table-cell office:value-type="string" table:style-name="ce1">
            <text:p>chevurirohitha123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18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namala</text:p>
          </table:table-cell>
          <table:table-cell office:value-type="string" table:style-name="ce1">
            <text:p>ravi</text:p>
          </table:table-cell>
          <table:table-cell office:value-type="string" table:style-name="ce1">
            <text:p>abc123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5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handakkar</text:p>
          </table:table-cell>
          <table:table-cell office:value-type="string" table:style-name="ce1">
            <text:p>Mangesh</text:p>
          </table:table-cell>
          <table:table-cell office:value-type="string" table:style-name="ce1">
            <text:p>abc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53 secs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narayan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pnarayana2k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5 secs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umar</text:p>
          </table:table-cell>
          <table:table-cell office:value-type="string" table:style-name="ce1">
            <text:p>mohan</text:p>
          </table:table-cell>
          <table:table-cell office:value-type="string" table:style-name="ce1">
            <text:p>mohan123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5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Reddy</text:p>
          </table:table-cell>
          <table:table-cell office:value-type="string" table:style-name="ce1">
            <text:p>Mahesh</text:p>
          </table:table-cell>
          <table:table-cell office:value-type="string" table:style-name="ce1">
            <text:p>abc1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8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Khatke</text:p>
          </table:table-cell>
          <table:table-cell office:value-type="string" table:style-name="ce1">
            <text:p>Aniket</text:p>
          </table:table-cell>
          <table:table-cell office:value-type="string" table:style-name="ce1">
            <text:p>abc2345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13 secs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son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mason.john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30 secs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avannah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savannah.william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4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Wyatt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wyatt.smith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5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gnoli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magnolia.brow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1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ckson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jackson.davi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1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helby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shelby.taylo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30 secs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Riley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riley.ander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xie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dixie.thoma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lto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colton.jack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45 secs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Lila Mae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lila.mae.harri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20 secs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lay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lay.white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3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orgia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georgia.thomp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Travis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travis.hall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5 secs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carlett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carlett.martinez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ustin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ustin.marti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40 secs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harlott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charlotte.garci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3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Tyler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tyler.robin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2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elt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delta.clark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aleb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aleb.rodriguez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25 secs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gnolia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magnolia.lewi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0 secs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dy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cody.lee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35 secs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elle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belle.walk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lake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blake.hall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2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smin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jasmine.young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ce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jace.hernandez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2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Virgini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virginia.king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40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rody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brody.wright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1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olly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dolly.lopez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2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dy</text:p>
          </table:table-cell>
          <table:table-cell office:value-type="string" table:style-name="ce1">
            <text:p>Hill</text:p>
          </table:table-cell>
          <table:table-cell office:value-type="string" table:style-name="ce1">
            <text:p>cody.hill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avannah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avannah.adam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25 secs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alla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dallas.bak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35 secs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gnolia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magnolia.howard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5 secs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dy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cody.ward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1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isty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misty.river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5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ckson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jackson.wright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45 secs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xi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dixie.collin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1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ustin</text:p>
          </table:table-cell>
          <table:table-cell office:value-type="string" table:style-name="ce1">
            <text:p>Stewart</text:p>
          </table:table-cell>
          <table:table-cell office:value-type="string" table:style-name="ce1">
            <text:p>austin.stewart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3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ell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belle.sanchez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2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xon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jaxon.morri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helby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shelby.turn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lay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clay.fost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40 secs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gnolia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agnolia.barne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0 secs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dy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cody.ros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25 secs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Lila Mae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lila.mae.hender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3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Travis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travis.colema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1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elta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delta.jenkin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3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Wyatt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wyatt.perry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4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orgia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georgia.powell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25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lto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colton.long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Riley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riley.patter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4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son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mason.hughe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1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avannah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savannah.flore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0 secs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Wyatt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wyatt.washingt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35 secs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gnolia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magnolia.butl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5 secs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ckson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ackson.simmon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2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helby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shelby.fost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Riley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riley.reed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2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ixie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dixie.murphy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lton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colton.bailey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30 secs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Lila Mae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lila.mae.river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lay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clay.cox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Georgi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eorgia.ramirez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2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Travis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travis.ford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3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carlett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scarlett.griffi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20 secs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Austin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austin.varga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40 secs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harlotte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charlotte.montgomery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5 secs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Tyler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tyler.willi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5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elta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delta.garz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2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aleb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caleb.perry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Magnolia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magnolia.romero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3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dy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cody.jorda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3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elle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belle.soto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10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lake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blake.walter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5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smin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jasmine.wallace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20 secs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Jace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jace.wheele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4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Virginia</text:p>
          </table:table-cell>
          <table:table-cell office:value-type="string" table:style-name="ce1">
            <text:p>Parks</text:p>
          </table:table-cell>
          <table:table-cell office:value-type="string" table:style-name="ce1">
            <text:p>virginia.park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Brody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brody.graham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30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olly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dolly.silv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dy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cody.holland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5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avannah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savannah.mendoz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0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Travis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travis.reid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20 secs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elta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delta.sims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5 secs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Wyatt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wyatt.ochoa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25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Lila</text:p>
          </table:table-cell>
          <table:table-cell office:value-type="string" table:style-name="ce1">
            <text:p>Ellison</text:p>
          </table:table-cell>
          <table:table-cell office:value-type="string" table:style-name="ce1">
            <text:p>lila.elli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50 secs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aleb</text:p>
          </table:table-cell>
          <table:table-cell office:value-type="string" table:style-name="ce1">
            <text:p>Sloan</text:p>
          </table:table-cell>
          <table:table-cell office:value-type="string" table:style-name="ce1">
            <text:p>caleb.sloa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1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ummer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summer.william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25 secs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lton</text:p>
          </table:table-cell>
          <table:table-cell office:value-type="string" table:style-name="ce1">
            <text:p>McDaniel</text:p>
          </table:table-cell>
          <table:table-cell office:value-type="string" table:style-name="ce1">
            <text:p>colton.mcdaniel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1 min 30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Daisy</text:p>
          </table:table-cell>
          <table:table-cell office:value-type="string" table:style-name="ce1">
            <text:p>Orr</text:p>
          </table:table-cell>
          <table:table-cell office:value-type="string" table:style-name="ce1">
            <text:p>daisy.orr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4 mins 45 secs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Hunter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hunter.hanson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2 mins 3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Savannah</text:p>
          </table:table-cell>
          <table:table-cell office:value-type="string" table:style-name="ce1">
            <text:p>Kochhas</text:p>
          </table:table-cell>
          <table:table-cell office:value-type="string" table:style-name="ce1">
            <text:p>savannah.koch@gmail.com</text:p>
          </table:table-cell>
          <table:table-cell office:value-type="string" table:style-name="ce1">
            <text:p>Finished</text:p>
          </table:table-cell>
          <table:table-cell office:value-type="string" table:style-name="ce1">
            <text:p>3 mins 15 secs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OVERALL AVERAGE</text:p>
          </table:table-cell>
          <table:table-cell table:number-columns-repeated="4" table:style-name="ce1"/>
          <table:table-cell office:value-type="float" office:value="68.81" table:style-name="ce1">
            <text:p>68.81</text:p>
          </table:table-cell>
          <table:table-cell office:value-type="float" office:value="86.13" table:style-name="ce1">
            <text:p>86.13</text:p>
          </table:table-cell>
          <table:table-cell office:value-type="float" office:value="76.23" table:style-name="ce1">
            <text:p>76.23</text:p>
          </table:table-cell>
          <table:table-cell office:value-type="float" office:value="59.4" table:style-name="ce1">
            <text:p>59.4</text:p>
          </table:table-cell>
          <table:table-cell office:value-type="float" office:value="48.51" table:style-name="ce1">
            <text:p>48.51</text:p>
          </table:table-cell>
          <table:table-cell office:value-type="float" office:value="64.349999999999994" table:style-name="ce1">
            <text:p>64.35</text:p>
          </table:table-cell>
          <table:table-cell office:value-type="float" office:value="76.23" table:style-name="ce1">
            <text:p>76.23</text:p>
          </table:table-cell>
          <table:table-cell office:value-type="float" office:value="68.31" table:style-name="ce1">
            <text:p>68.31</text:p>
          </table:table-cell>
          <table:table-cell office:value-type="float" office:value="75.239999999999995" table:style-name="ce1">
            <text:p>75.24</text:p>
          </table:table-cell>
          <table:table-cell office:value-type="float" office:value="55.44" table:style-name="ce1">
            <text:p>55.44</text:p>
          </table:table-cell>
          <table:table-cell office:value-type="float" office:value="74.25" table:style-name="ce1">
            <text:p>74.25</text:p>
          </table:table-cell>
          <table:table-cell table:number-columns-repeated="16368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Tatavarthi Suryavamsi</meta:initial-creator>
    <dc:creator>Tatavarthi Suryavamsi</dc:creator>
    <meta:creation-date>2023-12-13T18:53:21Z</meta:creation-date>
    <dc:date>2023-12-13T19:40:24Z</dc:date>
  </office:meta>
</office:document-meta>
</file>